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5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sa Barb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 Rahmen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Price each</text:p>
          </table:table-cell>
          <table:table-cell office:value-type="string" calcext:value-type="string">
            <text:p>Number need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MC2209 (3er Pack)</text:p>
          </table:table-cell>
          <table:table-cell office:value-type="float" office:value="22.9" calcext:value-type="float">
            <text:p>22.9</text:p>
          </table:table-cell>
          <table:table-cell office:value-type="float" office:value="3" calcext:value-type="float">
            <text:p>3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<text:a xlink:href="https://www.ebay.de/itm/334070482072?hash=item4dc8270498:g:jnwAAOSwJ41iVtl8&amp;amdata=enc%3AAQAHAAAA4Fau8ziXrod6t6Dg%2BlQOHuopOVYOv5I0yiJSvnAagWE%2Bm9E8HJ0QK4X%2FnzK9PhsW%2FguDIH1e53AFr7ShPt%2Fz062%2B5XdIXAK8fPR7GztKm%2BcbY%2BbnC7Z%2BKxsDN%2FRNzT5vZXg9oZSduZ37KRR1V%2BMXSN%2Bm4eqZzcTnAwsDwQmWZK%2BRBX6etX6gLlmFU0pHFct8G8dz8dTPBXeoG7S%2BBsmaxjRnZ2nrhQyQg5cQUwOmh3dC1fG7baPzKMkqqdsJBwKFi6ALOwPwZs356jxTScnLcje34JkGp44NNu4E2H4sTjxL%7Ctkp%3ABFBMqJP78oNh" xlink:type="simple">https://www.ebay.de/itm/334070482072?hash=item4dc8270498:g:jnwAAOSwJ41iVtl8&amp;amdata=enc%3AAQAHAAAA4Fau8ziXrod6t6Dg%2BlQOHuopOVYOv5I0yiJSvnAagWE%2Bm9E8HJ0QK4X%2FnzK9PhsW%2FguDIH1e53AFr7ShPt%2Fz062%2B5XdIXAK8fPR7GztKm%2BcbY%2BbnC7Z%2BKxsDN%2FRNzT5vZXg9oZSduZ37KRR1V%2BMXSN%2Bm4eqZzcTnAwsDwQmWZK%2BRBX6etX6gLlmFU0pHFct8G8dz8dTPBXeoG7S%2BBsmaxjRnZ2nrhQyQg5cQUwOmh3dC1fG7baPzKMkqqdsJBwKFi6ALOwPwZs356jxTScnLcje34JkGp44NNu4E2H4sTjxL%7Ctkp%3ABFBMqJP78oNh</text:a></text:p>
          </table:table-cell>
        </table:table-row>
        <table:table-row table:style-name="ro1">
          <table:table-cell/>
          <table:table-cell office:value-type="string" calcext:value-type="string">
            <text:p>ESP32 Devboard</text:p>
          </table:table-cell>
          <table:table-cell office:value-type="float" office:value="9.75" calcext:value-type="float">
            <text:p>9.75</text:p>
          </table:table-cell>
          <table:table-cell office:value-type="float" office:value="2" calcext:value-type="float">
            <text:p>2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https://www.ebay.de/itm/255283221996?hash=item3b7010d5ec:g:5-8AAOSwAThb3MaZ&amp;amdata=enc%3AAQAHAAAA0AADQqyYBrYrD9ZYTQjBq0ErW0jliYnsajRVV58ba49usy8aX4QvV49apb5RzrGfDm3eicINCsbgbmdq4Bu03XX%2Ba6r4gWcM9h2Mtkwj7QgyOyiFtpJ507Na32dkRIYZTfRaA8AVNVbqW9KMY26SY8%2F9SdGIetOkJNHQJqahCC7Wx7Ta3ScuBeahD4he9cTboA6LhGyXB%2FT%2B8uf8VByWmP5%2F%2BJfoHi4h1SX79nE%2BYii7eBU45EfYsdCgzSVNbuf4MqOSbfeenkokCjr8UPQJppU%3D%7Ctkp%3ABFBM3u_s84Nh</text:p>
          </table:table-cell>
        </table:table-row>
        <table:table-row table:style-name="ro1">
          <table:table-cell/>
          <table:table-cell office:value-type="string" calcext:value-type="string">
            <text:p>Murata 5V Regulator</text:p>
          </table:table-cell>
          <table:table-cell office:value-type="float" office:value="14.97" calcext:value-type="float">
            <text:p>14.97</text:p>
          </table:table-cell>
          <table:table-cell office:value-type="float" office:value="1" calcext:value-type="float">
            <text:p>1</text:p>
          </table:table-cell>
          <table:table-cell office:value-type="float" office:value="29.94" calcext:value-type="float">
            <text:p>29.94</text:p>
          </table:table-cell>
          <table:table-cell office:value-type="string" calcext:value-type="string">
            <text:p>https://www.ebay.de/itm/403769594288?epid=11021356474&amp;hash=item5e028b11b0:g:4WcAAOSwsXRizRKq&amp;amdata=enc%3AAQAHAAAAoG4ob7oHKAC9TZTof%2F6lwKY8wz06jw%2BUbNQ7AaFNm7X8eOGYutUnqDJY3UtNni1MjMlRaMrbHtqHP7WP2mxxPNSu7O8%2FZWAezq1rm6DAzTctk891mkQ7V%2FhpaFEIzMTEJWDEWV36QGegaIOp19T4teFgiGeDToL7%2FCC8rvRp4e8L%2B%2FSMgx4v6YbF5auKB479YmkwlPJgfzxkzONhBBVagAc%3D%7Ctkp%3ABk9SR6CVlfSDYQ</text:p>
          </table:table-cell>
        </table:table-row>
        <table:table-row table:style-name="ro1">
          <table:table-cell/>
          <table:table-cell office:value-type="string" calcext:value-type="string">
            <text:p>Buchsenleiste</text:p>
          </table:table-cell>
          <table:table-cell office:value-type="float" office:value="2.99" calcext:value-type="float">
            <text:p>2.99</text:p>
          </table:table-cell>
          <table:table-cell office:value-type="float" office:value="1" calcext:value-type="float">
            <text:p>1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https://www.ebay.de/itm/153869572374?hash=item23d3575916:g:LLwAAOSwNsdeclT1&amp;amdata=enc%3AAQAHAAAA4KICDrM7hmzXChJdfdizItOmBob4QX1fqaZtNZaeYRNkPUPHvrVhS%2BdsdeY%2FoMLm2zUh41TPZ4IlrIn%2BwzcitplJ2lB2gcZcLdW2AIcOlUFFSd1LzLrsjTyG9TJMUU%2FXyrjhSwibdYD7S4AhEL5G7V5L1LqllwSEo4%2FAPklw0iff%2FuGYsuQMjTvWKSSjot1asZC2T6jDeU%2FIpoisk3y6K2ntuPR6JOLaniCRcWBBtc5NLO%2Bumoh2krDwMoRMYkFKoZ9eAh8adl0FdGGZ6IgLZxRgIxKRJsO4fzpgaaMeJyex%7Ctkp%3ABFBMhP7A9INh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formula="of:=SUM([.E9:.E12])" office:value-type="float" office:value="75.73" calcext:value-type="float">
            <text:p>75.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7:11:51.165981071</meta:creation-date>
    <dc:date>2022-10-28T17:50:46.076190371</dc:date>
    <meta:editing-duration>PT8M23S</meta:editing-duration>
    <meta:editing-cycles>2</meta:editing-cycles>
    <meta:generator>LibreOffice/6.4.7.2$Linux_X86_64 LibreOffice_project/40$Build-2</meta:generator>
    <meta:document-statistic meta:table-count="1" meta:cell-count="28" meta:object-count="0"/>
  </office:meta>
</office:document-meta>
</file>